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fo:text-align="start" style:justify-single-word="false" style:writing-mode="lr-tb"/>
      <style:text-properties style:font-name="Iranian Sans" style:font-name-complex="Iranian Sans"/>
    </style:style>
    <style:style style:name="P2" style:family="paragraph" style:parent-style-name="Preformatted_20_Text">
      <style:paragraph-properties fo:text-align="start" style:justify-single-word="false" style:writing-mode="lr-tb"/>
      <style:text-properties style:font-name="Iranian Sans" style:font-name-complex="Iranian Sans"/>
    </style:style>
    <style:style style:name="P3" style:family="paragraph" style:parent-style-name="Text_20_body">
      <style:paragraph-properties fo:text-align="end" style:justify-single-word="false" style:writing-mode="rl-tb"/>
    </style:style>
    <style:style style:name="P4" style:family="paragraph" style:parent-style-name="Text_20_body">
      <style:paragraph-properties fo:text-align="center" style:justify-single-word="false" style:writing-mode="rl-tb"/>
    </style:style>
    <style:style style:name="P5" style:family="paragraph" style:parent-style-name="Text_20_body">
      <style:paragraph-properties fo:text-align="start" style:justify-single-word="false" style:writing-mode="rl-tb"/>
    </style:style>
    <style:style style:name="P6" style:family="paragraph" style:parent-style-name="Text_20_body">
      <style:paragraph-properties fo:text-align="end" style:justify-single-word="false" style:writing-mode="rl-tb"/>
      <style:text-properties style:font-name="Iranian Sans" style:font-name-complex="Iranian Sans"/>
    </style:style>
    <style:style style:name="P7" style:family="paragraph" style:parent-style-name="Text_20_body">
      <style:paragraph-properties fo:text-align="center" style:justify-single-word="false" style:writing-mode="rl-tb"/>
      <style:text-properties style:font-name="Iranian Sans" style:font-name-complex="Iranian Sans"/>
    </style:style>
    <style:style style:name="P8" style:family="paragraph" style:parent-style-name="Text_20_body">
      <style:paragraph-properties fo:text-align="justify" style:justify-single-word="false" style:writing-mode="rl-tb"/>
      <style:text-properties style:font-name="Iranian Sans" style:font-name-complex="Iranian Sans"/>
    </style:style>
    <style:style style:name="P9" style:family="paragraph" style:parent-style-name="Text_20_body">
      <style:paragraph-properties fo:text-align="justify" style:justify-single-word="false" style:writing-mode="rl-tb"/>
    </style:style>
    <style:style style:name="P10" style:family="paragraph" style:parent-style-name="Text_20_body">
      <style:paragraph-properties fo:text-align="start" style:justify-single-word="false" style:writing-mode="lr-tb"/>
    </style:style>
    <style:style style:name="P11" style:family="paragraph" style:parent-style-name="Heading_20_2">
      <style:paragraph-properties fo:text-align="center" style:justify-single-word="false" style:writing-mode="rl-tb"/>
      <style:text-properties style:font-name="Iranian Sans" style:font-name-complex="Iranian Sans"/>
    </style:style>
    <style:style style:name="T1" style:family="text">
      <style:text-properties fo:color="#0000ff"/>
    </style:style>
    <style:style style:name="T2" style:family="text">
      <style:text-properties fo:color="#0000ff" style:font-name="Iranian Sans" style:font-name-complex="Iranian Sans"/>
    </style:style>
    <style:style style:name="T3" style:family="text">
      <style:text-properties fo:color="#339966"/>
    </style:style>
    <style:style style:name="T4" style:family="text">
      <style:text-properties fo:color="#339966" style:font-name="Iranian Sans" style:font-name-complex="Iranian Sans"/>
    </style:style>
    <style:style style:name="T5" style:family="text">
      <style:text-properties fo:color="#800080"/>
    </style:style>
    <style:style style:name="T6" style:family="text">
      <style:text-properties fo:color="#800080" style:font-name="Iranian Sans" style:font-name-complex="Iranian Sans"/>
    </style:style>
    <style:style style:name="T7" style:family="text">
      <style:text-properties fo:color="#ff0000"/>
    </style:style>
    <style:style style:name="T8" style:family="text">
      <style:text-properties fo:color="#ff0000" style:font-name="Iranian Sans" style:font-name-complex="Iranian Sans"/>
    </style:style>
    <style:style style:name="T9" style:family="text">
      <style:text-properties style:font-name="Iranian Sans" style:font-name-complex="Irania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ساخت راه انداز بدون محدودیت برای مودم‌های Conexant</text:h>
      <text:p text:style-name="P6"/>
      <text:p text:style-name="P7">به نام خدا</text:p>
      <text:p text:style-name="P8">یکی از مشکلاتی که کاربران لینوکس با آن مواجه هستند شناخته نشدن مودم داخلی رایانه آن‌ها توسط این سیستم عامل می‌باشد البته دلیل اصلی این امر آن است که اکثر مودم‌های داخلی از نوع winmodem بوده و همانطور که از نام آن پیداست برای سیستم عامل Microsoft Windows طراحی شده است. بیشترین سهم از این نوع مودم‌ها متعلق به شرکت Conexant می‌باشد که متأسفانه این شرکت هیچ راه‌اندازی را برای چیپ‌های خود جهت استفاده در لینوکس ارائه نکرده است. این مقاله به نحوه نصب راه‌اندازاین نوع مودم‌ها می‌پردازد.<text:bookmark text:name="more-254"/></text:p>
      <text:p text:style-name="P8">Conexant راه اندازی برای لینوکس فراهم نکرده است، ولی راه‌اندازهای تجاری لینوکس به واسطه شرکت جداگانه‌ای به نام Linuxant با قیمت مجوز بیست دلار آمریکا در دسترس می باشد. (اما نکته‌ی قابل توجه این است که نسخه کامل آن به صورت رایگان توسط شرکت Dell ارایه شده است.) این راه‌انداز با حداقل یک سال پشتیبانی و ارتقا نسخه هسته ارایه می‌شود و پس از آن اگر شما قصد داشته باشید آن را بر روی هسته‌ای متفاوت اجرا نمایید و به نسخه جدیدتری از درایور احتیاج داشته باشید آنگاه بایستی دوباره آن را خریداری نمایید (البته اگر شما فایل‌های سرآیند هسته را نصب کرده باشید ممکن است راه‌انداز بتواند خود را برای هسته جدید بازسازی نماید، البته این بستگی دارد به آن که چه تغییراتی بر روی راه‌انداز اعمال شده است، از این رو فقط سعی کنید نسخه باینری را نصب نمایید). این راه‌انداز بدون مجوز ، به حداکثر سرعت ۱۴.۴ کیلو بیت بر ثانیه محدود شده است (این محدودیت به راه‌اندازهایی که توسط شرکت Dell ارایه شده اعمال نگردیده است.) با وجود این برخی از مودم‌های Conexant می‌توانند با راه‌انداز مودم‌های smart link یا متن باز کار کنند. نکته این که در حالت کلی شما می‌توانید یک مودم Intel یا Lucent (اسمارت لینک یا برندهای دیگر با چیپ اینتل) را به قیمت کمتر از بیست دلار آمریکا خریداری نمایید.</text:p>
      <text:p text:style-name="P8"/>
      <text:p text:style-name="P8"/>
      <text:p text:style-name="P4"><text:span text:style-name="Strong_20_Emphasis"><text:span text:style-name="T2">ساخت آخرین راه‌اندازهای مودم‌های HSF بوسیله راه‌اندازهای باینری رایگان و بدون محدودیت Dell</text:span></text:span></text:p>
      <text:p text:style-name="P9"><text:span text:style-name="Strong_20_Emphasis"><text:span text:style-name="T4">آماده سازی</text:span></text:span></text:p>
      <text:p text:style-name="P8">نکته : برای مودم‌های که با استفاده از کارت‌های صوتی HDA کار می‌کنند، بایستی راه‌انداز ALSA بر روی سیستم شما نصب شده باشد. اگر شما ALSA را به نسخه‌ای بالاتر از نسخه‌ای که توسط درایور Linuxant پشتیبانی می‌شود ارتقا دهید (این مسئله شامل راه‌اندازهای توزیع شده توسط Dell نیز می‌شود) راه‌انداز مودم شما خراب شده و صدای سیستم شما نیز دچار مشکل خواهد گردید.</text:p>
      <text:p text:style-name="P8">نکته : کاربران اوبونتو 9.04 ، 8.04 و SUSE (نسخه‌های 11.0 و 11.1) که از مودم‌های HDA استفاده می‌کنند باید آخرین نسخه راه‌انداز ALSA را نصب نمایند زیرا وجود این بسته جهت نصب راه‌انداز مودم ضروری می‌باشد.</text:p>
      <text:p text:style-name="P8">ابتدا بسته باینری ALSA را از نشانی زیر دریافت نموده و نصب نمایید.</text:p>
      <text:p text:style-name="P5"><text:a xlink:type="simple" xlink:href="http://www.linuxant.com/alsa-driver/#pre-compiled"><text:span text:style-name="Source_20_Text"><text:span text:style-name="T9">http://www.linuxant.com/alsa-driver/#pre-compiled</text:span></text:span></text:a></text:p>
      <text:p text:style-name="P8">اگر توزیع یا معماری شما در فهرست موجود نیست یا اگر از یک هسته بخصوص استفاده <text:soft-page-break/>می‌نمایید و یا اینکه بسته با نسخه هسته شما ناسازگار است بسته عمومی را دریافت کنید .</text:p>
      <text:p text:style-name="P8">نکته : قبل از نصب این بسته ، مطمئن شوید که بسته build-essential را نصب نموده‌اید (برای gcc و make مورد نیاز است) به علاوه فایل‌های سرآیند هسته نیز بایستی نصب شده باشند.نام این بسته linux-headers می‌باشد.</text:p>
      <text:p text:style-name="P3"><text:span text:style-name="Strong_20_Emphasis"><text:span text:style-name="T4">گام اول</text:span></text:span></text:p>
      <text:p text:style-name="P6">آخرین بسته عمومی TAR را از وب سایت Linuxant دریافت نمایید.</text:p>
      <text:p text:style-name="P10"><text:span text:style-name="Source_20_Text"><text:span text:style-name="T9">wget http://www.linuxant.com/drivers/hsf/full/archive/hsfmodem-7.80.02.05full/hsfmodem-7.80.02.05full.tar.gz</text:span></text:span></text:p>
      <text:p text:style-name="P3"><text:span text:style-name="Strong_20_Emphasis"><text:span text:style-name="T4">گام دوم</text:span></text:span></text:p>
      <text:p text:style-name="P6">بسته TAR را از وب سایت Dell دریافت نمایید.</text:p>
      <text:p text:style-name="P10"><text:span text:style-name="Source_20_Text"><text:span text:style-name="T9">wget http://linux.dell.com/files/ubuntu/hardy/modem-drivers/hsf/hsfmodem-7.68.00.09oem.tar.gz</text:span></text:span></text:p>
      <text:p text:style-name="P3"><text:span text:style-name="Strong_20_Emphasis"><text:span text:style-name="T4">گام سوم</text:span></text:span></text:p>
      <text:p text:style-name="P6">هر دو بسته را از حالت فشرده خارج سازید.</text:p>
      <text:p text:style-name="P3"><text:span text:style-name="Source_20_Text"><text:span text:style-name="T9">tar xzf *.tar.gz</text:span></text:span></text:p>
      <text:p text:style-name="P3"><text:span text:style-name="Strong_20_Emphasis"><text:span text:style-name="T4">گام چهارم</text:span></text:span></text:p>
      <text:p text:style-name="P6">شاخه فرعی modules/imported/ مربوط به Linuxant  را با قسمت مربوط به Dell جایگزین کنید.</text:p>
      <text:p text:style-name="P10"><text:span text:style-name="Source_20_Text"><text:span text:style-name="T9">rm -r hsfmodem-7.80.02.05full/modules/imported</text:span></text:span></text:p>
      <text:p text:style-name="P10"><text:span text:style-name="Source_20_Text"><text:span text:style-name="T9">cp -R hsfmodem-7.68.00.09oem/modules/imported hsfmodem-7.80.02.05full/modules/</text:span></text:span></text:p>
      <text:p text:style-name="P3"><text:span text:style-name="Strong_20_Emphasis"><text:span text:style-name="T4">گام پنجم</text:span></text:span></text:p>
      <text:p text:style-name="P6">مسیر جاری را به مسیر شاخه Linuxant تغییر داده و دستورات ذیل را در خط فرمان وارد نمایید:</text:p>
      <text:p text:style-name="P10"><text:span text:style-name="Source_20_Text"><text:span text:style-name="T9">cd hsfmodem-7.80.02.05full</text:span></text:span></text:p>
      <text:p text:style-name="P10"><text:span text:style-name="Source_20_Text"><text:span text:style-name="T9">sudo make install</text:span></text:span></text:p>
      <text:p text:style-name="P10"><text:span text:style-name="Source_20_Text"><text:span text:style-name="T9">sudo hsfconfig</text:span></text:span></text:p>
      <text:p text:style-name="P3"><text:span text:style-name="Strong_20_Emphasis"><text:span text:style-name="T6">برای کاربران اوبونتو 9.10</text:span></text:span></text:p>
      <text:p text:style-name="P6">* استفاده از این راه‌انداز ممکن است باعث ایجاد مشکل در صدای سیستم بشود. برای رفع این مشکل می‌توانید به طریق ذیل اقدام نمایید :</text:p>
      <text:p text:style-name="P10"><text:span text:style-name="Source_20_Text"><text:span text:style-name="T9">sudo gedit /etc/pulse/default.pa</text:span></text:span></text:p>
      <text:p text:style-name="P6">حال قسمت زیر را پیدا کنید :</text:p>
      <text:p text:style-name="P2">### Automatically load driver modules depending on the hardware available</text:p>
      <text:p text:style-name="P2">.ifexists module-udev-detect.so</text:p>
      <text:p text:style-name="P2">load-module module-udev-detect</text:p>
      <text:p text:style-name="P2">.else</text:p>
      <text:p text:style-name="P2">### Alternatively use the static hardware detection module (for systems that</text:p>
      <text:p text:style-name="P2">### lack udev support)</text:p>
      <text:p text:style-name="P2">load-module module-detect</text:p>
      <text:p text:style-name="P1"><text:soft-page-break/>.endif</text:p>
      <text:p text:style-name="P6">و به صورت زیر تغییر دهید :</text:p>
      <text:p text:style-name="P2">### Automatically load driver modules depending on the hardware available</text:p>
      <text:p text:style-name="P2">#.ifexists module-udev-detect.so</text:p>
      <text:p text:style-name="P2">#load-module module-udev-detect</text:p>
      <text:p text:style-name="P2">#.else</text:p>
      <text:p text:style-name="P2">### Alternatively use the static hardware detection module (for systems that</text:p>
      <text:p text:style-name="P2">### lack udev support)</text:p>
      <text:p text:style-name="P2">load-module module-detect</text:p>
      <text:p text:style-name="P1">#.endif</text:p>
      <text:p text:style-name="P6">حال سیستم خود را reboot نمایید.</text:p>
      <text:p text:style-name="P9"><text:span text:style-name="T9">* برای سهولت ، گام‌های یک تا چهار انجام شده  و شما می‌توانید بعد از قسمت آماده سازی این بسته zip را دریافت نموده و بعد از خارج کردن از حالت فشرده مستقیما به گام پنجم بروید:</text:span></text:p>
      <text:p text:style-name="P10"><text:span text:style-name="T9"><text:line-break/></text:span><text:span text:style-name="Source_20_Text"><text:span text:style-name="T9">wget http://www.bargweb.net/images/2009/november/hsfmodem-7.80.02.05-DiacoEdition.zip</text:span></text:span></text:p>
      <text:p text:style-name="P3"><text:span text:style-name="Strong_20_Emphasis"><text:span text:style-name="T6">رفع اشکال</text:span></text:span></text:p>
      <text:p text:style-name="P8">اگر از اوبونتو Jaunty استفاده می‌کنید (یا هسته جدید بر روی ابونتو 8.04) خطایی مانند این دریافت خواهید کرد (مگر اینکه شما مراحلی که در ادامه شرح داده خواهد شد قبل طی نموده باشید ):</text:p>
      <text:p text:style-name="P10"><text:span text:style-name="T9"><text:line-break/></text:span><text:span text:style-name="Source_20_Text"><text:span text:style-name="T8">/usr/lib/hsfmodem/modules/imported/include/osservices.h:356:20: error: string.h: No such file or directory</text:span></text:span></text:p>
      <text:p text:style-name="P6">برای حل این مشکل  دو راه حل دارید :</text:p>
      <text:p text:style-name="P6"><text:span text:style-name="T3">راه حل اول :</text:span></text:p>
      <text:p text:style-name="P10"><text:span text:style-name="T9"><text:line-break/></text:span><text:span text:style-name="Source_20_Text"><text:span text:style-name="T9">sudo gedit /usr/lib/hsfmodem/modules/imported/include/osservices.h</text:span></text:span></text:p>
      <text:p text:style-name="P3"><text:span text:style-name="T9">سپس در خط ۳۵۶، string.h را به linux/string.h تغییر داده و دستور ذیل را اجرا کنید:<text:line-break/></text:span><text:span text:style-name="Source_20_Text"><text:span text:style-name="T9">sudo hsfconfig</text:span></text:span></text:p>
      <text:p text:style-name="P6"><text:span text:style-name="T3">راه حل دوم :</text:span></text:p>
      <text:p text:style-name="P10"><text:span text:style-name="T9"><text:line-break/></text:span><text:span text:style-name="Source_20_Text"><text:span text:style-name="T9">cd hsfmodem-7.80.02.04full</text:span></text:span><text:span text:style-name="T9"><text:line-break/></text:span><text:span text:style-name="Source_20_Text"><text:span text:style-name="T9">gedit modules/imported/include/osservices.h</text:span></text:span></text:p>
      <text:p text:style-name="P6">سپس در خط ۳۵۶، string.h را به linux/string.h تغییر داده و دستور ذیل را اجرا کنید:</text:p>
      <text:p text:style-name="P10"><text:span text:style-name="T9"><text:line-break/></text:span><text:span text:style-name="Source_20_Text"><text:span text:style-name="T9">sudo make install &amp;&amp; sudo hsfconfig</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style:font-name-complex="Lohit Hindi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Zen Hei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id ahmadian</meta:initial-creator>
    <meta:creation-date>2012-05-17T01:10:21</meta:creation-date>
    <meta:document-statistic meta:table-count="0" meta:image-count="0" meta:object-count="0" meta:page-count="3" meta:paragraph-count="65" meta:word-count="917" meta:character-count="5337"/>
    <dc:date>2012-05-17T01:17:57</dc:date>
    <dc:creator>farid ahmadian</dc:creator>
    <meta:editing-duration>PT7M36S</meta:editing-duration>
    <meta:editing-cycles>1</meta:editing-cycles>
    <meta:generator>OpenOffice.org/3.3$Linux OpenOffice.org_project/330m20$Build-9567</meta:generator>
  </office:meta>
</office:document-meta>
</file>